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.508cm" fo:margin-bottom="0.508cm" loext:contextual-spacing="false" fo:line-height="100%" fo:background-color="#ffffff"/>
    </style:style>
    <style:style style:name="P2" style:family="paragraph" style:parent-style-name="Standard">
      <loext:graphic-properties draw:fill="solid" draw:fill-color="#ffffff"/>
      <style:paragraph-properties fo:margin-top="0.508cm" fo:margin-bottom="0.508cm" loext:contextual-spacing="false" fo:line-height="100%" fo:background-color="#ffffff"/>
      <style:text-properties fo:color="#000000" fo:font-size="22pt" style:font-name-asian="Times New Roman1" style:font-size-asian="22pt" style:language-asian="en" style:country-asian="IN" style:font-name-complex="Calibri1" style:font-size-complex="22pt"/>
    </style:style>
    <style:style style:name="P3" style:family="paragraph" style:parent-style-name="Normal_20__28_Web_29_">
      <loext:graphic-properties draw:fill="solid" draw:fill-color="#ffffff"/>
      <style:paragraph-properties fo:margin-top="0.508cm" fo:margin-bottom="0.508cm" loext:contextual-spacing="false" fo:background-color="#ffffff"/>
    </style:style>
    <style:style style:name="P4" style:family="paragraph" style:parent-style-name="Standard">
      <style:text-properties fo:font-size="22pt" style:font-size-asian="22pt" style:font-name-complex="Calibri1" style:font-size-complex="22pt"/>
    </style:style>
    <style:style style:name="P5" style:family="paragraph" style:parent-style-name="Normal_20__28_Web_29_">
      <style:paragraph-properties fo:margin-top="0.423cm" fo:margin-bottom="0.423cm" loext:contextual-spacing="false"/>
      <style:text-properties fo:color="#000000" style:font-name="Calibri" fo:font-size="22pt" style:font-size-asian="22pt" style:font-name-complex="Calibri1" style:font-size-complex="22pt"/>
    </style:style>
    <style:style style:name="P6" style:family="paragraph" style:parent-style-name="Normal_20__28_Web_29_" style:master-page-name="Standard">
      <style:paragraph-properties fo:margin-top="0.423cm" fo:margin-bottom="0.423cm" loext:contextual-spacing="false" style:page-number="auto"/>
      <style:text-properties fo:color="#000000" style:font-name="Calibri" fo:font-size="22pt" style:font-size-asian="22pt" style:font-name-complex="Calibri1" style:font-size-complex="22pt"/>
    </style:style>
    <style:style style:name="P7" style:family="paragraph" style:parent-style-name="Standard">
      <loext:graphic-properties draw:fill="solid" draw:fill-color="#ffffff"/>
      <style:paragraph-properties fo:margin-top="0.508cm" fo:margin-bottom="0.508cm" loext:contextual-spacing="false" fo:line-height="100%" fo:background-color="#ffffff"/>
      <style:text-properties fo:color="#000000" fo:font-size="22pt" style:font-name-asian="Times New Roman1" style:font-size-asian="22pt" style:language-asian="en" style:country-asian="IN" style:font-name-complex="Calibri1" style:font-size-complex="22pt"/>
    </style:style>
    <style:style style:name="T1" style:family="text">
      <style:text-properties fo:color="#000000" style:font-name="Calibri" fo:font-size="22pt" style:font-size-asian="22pt" style:font-name-complex="Calibri1" style:font-size-complex="22pt"/>
    </style:style>
    <style:style style:name="T2" style:family="text">
      <style:text-properties fo:color="#000000" style:font-name="Calibri" fo:font-size="22pt" fo:background-color="#ffffff" loext:char-shading-value="0" style:font-size-asian="22pt" style:font-name-complex="Calibri1" style:font-size-complex="22pt"/>
    </style:style>
    <style:style style:name="T3" style:family="text">
      <style:text-properties fo:color="#000000" style:font-name="Calibri" fo:font-size="22pt" fo:font-weight="bold" style:font-size-asian="22pt" style:font-weight-asian="bold" style:font-name-complex="Calibri1" style:font-size-complex="22pt" style:font-weight-complex="bold"/>
    </style:style>
    <style:style style:name="T4" style:family="text">
      <style:text-properties fo:color="#000000" fo:font-size="22pt" fo:background-color="#ffffff" loext:char-shading-value="0" style:font-size-asian="22pt" style:font-name-complex="Calibri1" style:font-size-complex="22pt"/>
    </style:style>
    <style:style style:name="T5" style:family="text">
      <style:text-properties fo:color="#000000" fo:font-size="22pt" style:font-name-asian="Times New Roman1" style:font-size-asian="22pt" style:language-asian="en" style:country-asian="IN" style:font-name-complex="Calibri1" style:font-size-complex="22pt"/>
    </style:style>
    <style:style style:name="T6" style:family="text">
      <style:text-properties fo:color="#000000" fo:font-size="22pt" officeooo:rsid="00196ec4" style:font-name-asian="Times New Roman1" style:font-size-asian="22pt" style:language-asian="en" style:country-asian="IN" style:font-name-complex="Calibri1" style:font-size-complex="22pt"/>
    </style:style>
    <style:style style:name="T7" style:family="text">
      <style:text-properties fo:color="#000000" fo:font-size="22pt" fo:font-weight="bold" style:font-name-asian="Times New Roman1" style:font-size-asian="22pt" style:language-asian="en" style:country-asian="IN" style:font-weight-asian="bold" style:font-name-complex="Calibri1" style:font-size-complex="22pt" style:font-weight-complex="bold"/>
    </style:style>
    <style:style style:name="T8" style:family="text">
      <style:text-properties fo:font-size="22pt" style:font-size-asian="22pt" style:font-name-complex="Calibri1" style:font-size-complex="22pt"/>
    </style:style>
    <style:style style:name="T9" style:family="text">
      <style:text-properties fo:font-size="22pt" fo:font-weight="bold" style:font-size-asian="22pt" style:font-weight-asian="bold" style:font-name-complex="Calibri1" style:font-size-complex="22pt" style:font-weight-complex="bold"/>
    </style:style>
    <style:style style:name="T10" style:family="text">
      <style:text-properties fo:font-size="22pt" fo:background-color="#ffffff" loext:char-shading-value="0" style:font-size-asian="22pt" style:font-name-complex="Calibri1" style:font-size-complex="22pt"/>
    </style:style>
    <style:style style:name="T11" style:family="text">
      <style:text-properties style:font-name="Calibri" fo:font-size="22pt" fo:font-weight="bold" style:font-size-asian="22pt" style:font-weight-asian="bold" style:font-name-complex="Calibri1" style:font-size-complex="22pt" style:font-weight-complex="bold"/>
    </style:style>
    <style:style style:name="T12" style:family="text">
      <style:text-properties style:font-name="Calibri" fo:font-size="22pt" style:font-size-asian="22pt" style:font-name-complex="Calibri1" style:font-size-complex="22pt"/>
    </style:style>
    <style:style style:name="T13" style:family="text">
      <style:text-properties style:font-name="Calibri" fo:font-size="22pt" style:font-name-asian="Calibri1" style:font-size-asian="22pt" style:font-name-complex="Calibri1" style:font-size-complex="2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jQuery is a JavaScript Library.</text:p>
      <text:p text:style-name="P5">jQuery greatly simplifies JavaScript programming.</text:p>
      <text:p text:style-name="P4">Some Methods in jQuery –</text:p>
      <text:p text:style-name="Standard"><text:span text:style-name="T9">show() -&gt; </text:span><text:span text:style-name="T8">It is used to show some hidden parts.</text:span></text:p>
      <text:p text:style-name="Standard"><text:span text:style-name="T9">hide() -&gt; </text:span><text:span text:style-name="T8">It is used to hide some parts.</text:span></text:p>
      <text:p text:style-name="Standard"><text:span text:style-name="T9">toggle() -&gt; </text:span><text:span text:style-name="T8">We can also toggle between hiding and showing an element with the toggle() method.</text:span></text:p>
      <text:p text:style-name="Standard"><text:span text:style-name="T9">fadeOut() -&gt; </text:span><text:span text:style-name="T8">The jQuery fadeOut() method is used to fade out a visible element.</text:span></text:p>
      <text:p text:style-name="Standard"><text:span text:style-name="T9">fadeIn() -&gt; </text:span><text:span text:style-name="T8">The jQuery fadeIn() method is used to fade in a hidden element.</text:span></text:p>
      <text:p text:style-name="P3"><text:span text:style-name="T11">fadeToggle() -&gt; </text:span><text:span text:style-name="T12">The jQuery </text:span><text:span text:style-name="HTML_20_Code"><text:span text:style-name="T12">fadeToggle() </text:span></text:span><text:span text:style-name="T12">method toggles between the </text:span><text:span text:style-name="HTML_20_Code"><text:span text:style-name="T12">fadeIn()</text:span></text:span><text:span text:style-name="T12"> and </text:span><text:span text:style-name="HTML_20_Code"><text:span text:style-name="T12">fadeOut()</text:span></text:span><text:span text:style-name="T12"> methods. </text:span></text:p>
      <text:p text:style-name="P3"><text:span text:style-name="T12">If the elements are faded out, </text:span><text:span text:style-name="HTML_20_Code"><text:span text:style-name="T12">fadeToggle() </text:span></text:span><text:span text:style-name="T12">will fade them in.</text:span></text:p>
      <text:p text:style-name="P3"><text:soft-page-break/><text:span text:style-name="T12">If the elements are faded in, </text:span><text:span text:style-name="HTML_20_Code"><text:span text:style-name="T12">fadeToggle() </text:span></text:span><text:span text:style-name="T12">will fade them out.</text:span></text:p>
      <text:p text:style-name="Standard"><text:span text:style-name="T9">fadeTo() -&gt; </text:span><text:span text:style-name="T8">The jQuery fadeTo() method allows fading to a given opacity(value between 0 and 1).</text:span></text:p>
      <text:p text:style-name="Standard"><text:span text:style-name="T9">slideUp() -&gt; </text:span><text:span text:style-name="T4">The jQuery </text:span><text:span text:style-name="HTML_20_Code"><text:span text:style-name="T13">slideUp()</text:span></text:span><text:span text:style-name="T10"> </text:span><text:span text:style-name="T4">method is used to slide up an element.</text:span></text:p>
      <text:p text:style-name="Standard"><text:span text:style-name="T9">slideDown() -&gt; </text:span><text:span text:style-name="T4">The jQuery </text:span><text:span text:style-name="HTML_20_Code"><text:span text:style-name="T13">slideDown()</text:span></text:span><text:span text:style-name="T10"> </text:span><text:span text:style-name="T4">method is used to slide down an element.</text:span></text:p>
      <text:p text:style-name="P3"><text:span text:style-name="T11">slideToggle() -&gt; </text:span><text:span text:style-name="T12">I The jQuery </text:span><text:span text:style-name="HTML_20_Code"><text:span text:style-name="T12">slideToggle() </text:span></text:span><text:span text:style-name="T12">method toggles between the </text:span><text:span text:style-name="HTML_20_Code"><text:span text:style-name="T12">slideDown() </text:span></text:span><text:span text:style-name="T12">and </text:span><text:span text:style-name="HTML_20_Code"><text:span text:style-name="T12">slideUp() </text:span></text:span><text:span text:style-name="T12">methods.</text:span></text:p>
      <text:p text:style-name="P3"><text:span text:style-name="T12">If the elements have been slid down, </text:span><text:span text:style-name="HTML_20_Code"><text:span text:style-name="T12">slideToggle() </text:span></text:span><text:span text:style-name="T12">will slide them up.</text:span></text:p>
      <text:p text:style-name="P3"><text:span text:style-name="T12">If the elements have been slid up, </text:span><text:span text:style-name="HTML_20_Code"><text:span text:style-name="T12">slideToggle() </text:span></text:span><text:span text:style-name="T12">will slide them down.</text:span></text:p>
      <text:p text:style-name="Standard"><text:span text:style-name="T9">stop() -&gt; </text:span><text:span text:style-name="T8">The jQuery </text:span><text:span text:style-name="HTML_20_Code"><text:span text:style-name="T13">stop() </text:span></text:span><text:span text:style-name="T8">method is used to stop an animation or effect before it is finished.</text:span></text:p>
      <text:p text:style-name="P3"><text:soft-page-break/><text:span text:style-name="T12">The </text:span><text:span text:style-name="HTML_20_Code"><text:span text:style-name="T12">stop() </text:span></text:span><text:span text:style-name="T12">method works for all jQuery effect functions, including sliding, fading and custom animations.</text:span></text:p>
      <text:p text:style-name="P3"><text:span text:style-name="T11">addClass() -&gt; </text:span><text:span text:style-name="T12">The addClass</text:span><text:span text:style-name="HTML_20_Code"><text:span text:style-name="T13">() </text:span></text:span><text:span text:style-name="T12">method adds one or more class names to the selected elements.</text:span></text:p>
      <text:p text:style-name="P3"><text:span text:style-name="T11">removeClass() -&gt; </text:span><text:span text:style-name="T12">The removeClass</text:span><text:span text:style-name="HTML_20_Code"><text:span text:style-name="T13">() </text:span></text:span><text:span text:style-name="T12">method removes one or more class names to the selected elements.</text:span></text:p>
      <text:p text:style-name="P3"><text:span text:style-name="T11">hasClass() -&gt; </text:span><text:span text:style-name="T1">The hasClass() method checks if any of the selected elements have a specified class name. If ANY of the selected elements has the specified class name, this method will return "true".</text:span></text:p>
      <text:p text:style-name="P3"><text:span text:style-name="T11">toggleClass() -&gt; </text:span><text:span text:style-name="T1">The toggleClass() method toggles between adding and removing one or more class names from the selected elements.</text:span></text:p>
      <text:p text:style-name="P2">This method checks each element for the specified class names. The class names are added if missing, and removed if already set - This creates a toggle effect.</text:p>
      <text:p text:style-name="P2"><text:soft-page-break/>However, by using the "switch" parameter, you can specify to only remove, or only add a class name.</text:p>
      <text:p text:style-name="P3"><text:span text:style-name="T11">append() -&gt; </text:span><text:span text:style-name="T1">The </text:span><text:span text:style-name="T2">append() method inserts specified content at the end of the selected elements.</text:span></text:p>
      <text:p text:style-name="P3"><text:span text:style-name="T11">prepend() -&gt; </text:span><text:span text:style-name="T1">The </text:span><text:span text:style-name="T2">prepend() method inserts specified content at the beginning of the selected elements.</text:span></text:p>
      <text:p text:style-name="P3"><text:span text:style-name="T11">before() -&gt; </text:span><text:span text:style-name="T1">The</text:span><text:span text:style-name="T2"> before() method inserts specified content in front of (before) the selected elements.</text:span></text:p>
      <text:p text:style-name="P3"><text:span text:style-name="T11">after() -&gt; </text:span><text:span text:style-name="T1">The </text:span><text:span text:style-name="T2">after() method inserts specified content after the selected elements.</text:span></text:p>
      <text:p text:style-name="P3"><text:span text:style-name="T11">html() -&gt; </text:span><text:span text:style-name="T1">The html() method sets or returns the content (innerHTML) of the selected elements.</text:span></text:p>
      <text:p text:style-name="P1"><text:span text:style-name="T5">When this method is used to </text:span><text:span text:style-name="T7">return </text:span><text:span text:style-name="T5">content, it returns the content of the FIRST matched element.</text:span></text:p>
      <text:p text:style-name="P1"><text:soft-page-break/><text:span text:style-name="T5">When this method is used to </text:span><text:span text:style-name="T7">set </text:span><text:span text:style-name="T5">content, it overwrites the content of ALL matched elements.</text:span></text:p>
      <text:p text:style-name="P3"><text:span text:style-name="T11">text() -&gt; </text:span><text:span text:style-name="T1">The text() method sets or returns the text content of the selected elements.</text:span></text:p>
      <text:p text:style-name="P1"><text:span text:style-name="T5">When this method is used to </text:span><text:span text:style-name="T7">return </text:span><text:span text:style-name="T5">content, it returns the text content of all matched elements (HTML markup will be removed).</text:span></text:p>
      <text:p text:style-name="P1"><text:span text:style-name="T5">When this method is used to </text:span><text:span text:style-name="T7">set </text:span><text:span text:style-name="T5">content, it overwrites the content of ALL matched elements.</text:span></text:p>
      <text:p text:style-name="P3"><text:span text:style-name="T11">attr() -&gt; </text:span><text:span text:style-name="T1">The attr() method sets or returns attributes and values of the selected elements. When this method is used to </text:span><text:span text:style-name="T3">return </text:span><text:span text:style-name="T1">the attribute value, it returns the value of the FIRST matched element. When this method is used to </text:span><text:span text:style-name="T3">set </text:span><text:span text:style-name="T1">attribute values, it sets one or more attribute/value pairs for the set of matched elements.</text:span></text:p>
      <text:p text:style-name="P3"><text:soft-page-break/><text:span text:style-name="T11">val() -&gt; </text:span><text:span text:style-name="T1">The val() method returns or sets the value attribute of the selected elements.</text:span></text:p>
      <text:p text:style-name="P1"><text:span text:style-name="T7">When used to return value:<text:line-break/></text:span><text:span text:style-name="T5">This method returns the value of the value attribute of the FIRST matched element.</text:span></text:p>
      <text:p text:style-name="P1"><text:span text:style-name="T7">When used to set value:<text:line-break/></text:span><text:span text:style-name="T5">This method sets the value of the value attribute for ALL matched elements.</text:span></text:p>
      <text:p text:style-name="P3"><text:span text:style-name="T11">children() -&gt; </text:span><text:span text:style-name="T1">The children() method returns all direct children of the selected element.</text:span></text:p>
      <text:p text:style-name="P1"><text:span text:style-name="T7">The DOM tree: </text:span><text:span text:style-name="T5">This method only traverse a single level down the DOM tree. To traverse down multiple levels (to return grandchildren or other descendants), use the </text:span><text:span text:style-name="T6">f</text:span><text:span text:style-name="T5">ind() method.</text:span></text:p>
      <text:p text:style-name="P3"><text:span text:style-name="T11">find() -&gt; </text:span><text:span text:style-name="T1">The find() method returns descendant elements of the selected element.</text:span></text:p>
      <text:p text:style-name="P2">A descendant is a child, grandchild, great-grandchild, and so 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hanrizwan2019@outlook.com</meta:initial-creator>
    <meta:editing-cycles>62</meta:editing-cycles>
    <meta:creation-date>2021-05-17T08:22:00</meta:creation-date>
    <dc:date>2022-02-17T12:42:40.915607312</dc:date>
    <meta:editing-duration>PT11H35M7S</meta:editing-duration>
    <meta:generator>LibreOffice/6.0.7.3$Linux_X86_64 LibreOffice_project/00m0$Build-3</meta:generator>
    <meta:document-statistic meta:table-count="0" meta:image-count="0" meta:object-count="0" meta:page-count="6" meta:paragraph-count="43" meta:word-count="683" meta:character-count="4118" meta:non-whitespace-character-count="347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